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11.361cm"/>
    </style:style>
    <style:style style:name="Tableau3.C" style:family="table-column">
      <style:table-column-properties style:column-width="1.91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16147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ddcfc" officeooo:paragraph-rsid="003ddcfc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3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4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5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6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7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28" style:family="paragraph" style:parent-style-name="Text_20_body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29" style:family="paragraph" style:parent-style-name="Text_20_body">
      <style:text-properties officeooo:paragraph-rsid="003a1794"/>
    </style:style>
    <style:style style:name="P30" style:family="paragraph" style:parent-style-name="Standard">
      <style:text-properties style:font-name="Arial" officeooo:paragraph-rsid="0041d912"/>
    </style:style>
    <style:style style:name="P31" style:family="paragraph" style:parent-style-name="Heading_20_2">
      <style:text-properties style:font-name="Arial"/>
    </style:style>
    <style:style style:name="P32" style:family="paragraph" style:parent-style-name="Heading_20_2">
      <style:text-properties style:font-name="Arial" officeooo:rsid="003106fe" officeooo:paragraph-rsid="003106fe"/>
    </style:style>
    <style:style style:name="P33" style:family="paragraph" style:parent-style-name="Heading_20_2">
      <style:text-properties style:font-name="Arial" officeooo:paragraph-rsid="0041d912"/>
    </style:style>
    <style:style style:name="P34" style:family="paragraph" style:parent-style-name="Heading_20_2">
      <style:text-properties style:font-name="Arial" officeooo:rsid="0033f164" officeooo:paragraph-rsid="0041d912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fo:font-size="16pt" officeooo:rsid="0041d912" style:font-size-asian="16pt" style:font-size-complex="16pt"/>
    </style:style>
    <style:style style:name="T5" style:family="text">
      <style:text-properties style:font-name="Arial" officeooo:rsid="003106fe"/>
    </style:style>
    <style:style style:name="T6" style:family="text">
      <style:text-properties style:font-name="Arial" officeooo:rsid="003376a5"/>
    </style:style>
    <style:style style:name="T7" style:family="text">
      <style:text-properties style:font-name="Arial" officeooo:rsid="0033f164"/>
    </style:style>
    <style:style style:name="T8" style:family="text">
      <style:text-properties style:font-name="Arial" officeooo:rsid="0034bc53"/>
    </style:style>
    <style:style style:name="T9" style:family="text">
      <style:text-properties officeooo:rsid="0021b893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  <style:style style:name="T14" style:family="text">
      <style:text-properties officeooo:rsid="003ef346"/>
    </style:style>
    <style:style style:name="T15" style:family="text">
      <style:text-properties officeooo:rsid="00413891"/>
    </style:style>
    <style:style style:name="T16" style:family="text">
      <style:text-properties officeooo:rsid="0041d912"/>
    </style:style>
    <style:style style:name="T17" style:family="text">
      <style:text-properties officeooo:rsid="003376a5"/>
    </style:style>
    <style:style style:name="T18" style:family="text">
      <style:text-properties officeooo:rsid="0024a15b"/>
    </style:style>
    <style:style style:name="T19" style:family="text">
      <style:text-properties officeooo:rsid="00427d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<text:bookmark text:name="r-2157366"/><text:span text:style-name="Strong_20_Emphasis"><text:span text:style-name="T5">Number</text:span></text:span></text:p>
          </table:table-cell>
          <table:table-cell table:style-name="Tableau1.A1" office:value-type="string">
            <text:p text:style-name="P16">3</text:p>
          </table:table-cell>
        </table:table-row>
        <table:table-row>
          <table:table-cell table:style-name="Tableau1.A8" office:value-type="string">
            <text:p text:style-name="P23"><text:bookmark text:name="r-2157371"/><text:span text:style-name="Strong_20_Emphasis"><text:span text:style-name="T5">Name</text:span></text:span></text:p>
          </table:table-cell>
          <table:table-cell table:style-name="Tableau1.B8" office:value-type="string">
            <text:p text:style-name="P6"><text:span text:style-name="T10">Create new post </text:span>(package « <text:span text:style-name="T12">pos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5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7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23"><text:span text:style-name="Strong_20_Emphasis"><text:span text:style-name="T5">Quick description</text:span></text:span></text:p>
          </table:table-cell>
          <table:table-cell table:style-name="Tableau1.B8" office:value-type="string">
            <text:p text:style-name="P5"><text:span text:style-name="T15">Creation of a new post </text:span><text:s/></text:p>
          </table:table-cell>
        </table:table-row>
        <table:table-row>
          <table:table-cell table:style-name="Tableau1.A1" office:value-type="string">
            <text:p text:style-name="P23"><text:bookmark text:name="r-2157386"/><text:span text:style-name="Strong_20_Emphasis"><text:span text:style-name="T5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5</text:span>/<text:span text:style-name="T9">03</text:span>/201<text:span text:style-name="T11">8</text:span> (<text:span text:style-name="T11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5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7">Administrator must be logged</text:p>
          </table:table-cell>
        </table:table-row>
        <table:table-row>
          <table:table-cell table:style-name="Tableau1.A8" office:value-type="string">
            <text:p text:style-name="P26"><text:span text:style-name="Strong_20_Emphasis"><text:span text:style-name="T8">Start</text:span></text:span></text:p>
          </table:table-cell>
          <table:table-cell table:style-name="Tableau1.B8" office:value-type="string">
            <text:p text:style-name="P12"><text:span text:style-name="T15">Administrator</text:span> <text:span text:style-name="T12">ask for the « créer article » page via the « administration » menu.</text:span></text:p>
          </table:table-cell>
        </table:table-row>
      </table:table>
      <text:h text:style-name="P32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2.A1" office:value-type="string">
            <text:p text:style-name="P8"><text:span text:style-name="Strong_20_Emphasis"><text:span text:style-name="T12">Actor</text:span></text:span></text:p>
          </table:table-cell>
          <table:table-cell table:style-name="Tableau2.A1" office:value-type="string">
            <text:p text:style-name="P23"><text:bookmark text:name="r-2157417"/><text:bookmark text:name="r-2157413"/><text:span text:style-name="Strong_20_Emphasis"><text:span text:style-name="T5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12">Display the form « créer un article ».</text:span></text:p>
          </table:table-cell>
        </table:table-row>
        <table:table-row>
          <table:table-cell table:style-name="Tableau2.A3" office:value-type="string">
            <text:p text:style-name="P17">2.</text:p>
          </table:table-cell>
          <table:table-cell table:style-name="Tableau2.A3" office:value-type="string">
            <text:p text:style-name="P18">Actor informs all the fields of the form (« titre », « chapô », « contenu », « tag »)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8">3.</text:p>
          </table:table-cell>
          <table:table-cell table:style-name="Tableau2.A2" office:value-type="string">
            <text:p text:style-name="P18">Actor <text:span text:style-name="T16">click on the « enregistrer » button</text:span></text:p>
          </table:table-cell>
          <table:table-cell table:style-name="Tableau2.A2" office:value-type="string">
            <text:p text:style-name="P11"/>
          </table:table-cell>
        </table:table-row>
        <table:table-row>
          <table:table-cell table:style-name="Tableau2.A3" office:value-type="string">
            <text:p text:style-name="P19">4.</text:p>
          </table:table-cell>
          <table:table-cell table:style-name="Tableau2.A3" office:value-type="string">
            <text:p text:style-name="P18"/>
          </table:table-cell>
          <table:table-cell table:style-name="Tableau2.A3" office:value-type="string">
            <text:p text:style-name="P19">Confirm the post registration</text:p>
          </table:table-cell>
        </table:table-row>
      </table:table>
      <text:h text:style-name="P33" text:outline-level="2"><text:span text:style-name="T17">D</text:span>ialogue : alternati<text:span text:style-name="T17">ve</text:span> <text:span text:style-name="T10">scenarios</text:span></text:h>
      <text:p text:style-name="P2"><text:bookmark text:name="r-2157507"/><text:bookmark text:name="r-2157470"/><text:bookmark text:name="r-215750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7"><text:bookmark text:name="r-2157467"/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3.A1" office:value-type="string">
            <text:p text:style-name="P9"><text:span text:style-name="Strong_20_Emphasis"><text:span text:style-name="T12">Actor</text:span></text:span></text:p>
          </table:table-cell>
          <table:table-cell table:style-name="Tableau3.A1" office:value-type="string">
            <text:p text:style-name="P27"><text:bookmark text:name="r-2157472"/><text:bookmark text:name="r-2157476"/><text:span text:style-name="Strong_20_Emphasis"><text:span text:style-name="T6">System</text:span></text:span></text:p>
          </table:table-cell>
        </table:table-row>
        <table:table-row>
          <table:table-cell table:style-name="Tableau3.A2" office:value-type="string">
            <text:p text:style-name="P20"><text:span text:style-name="T18">2</text:span>.a<text:bookmark text:name="r-2157474"/></text:p>
          </table:table-cell>
          <table:table-cell table:style-name="Tableau3.A2" office:value-type="string">
            <text:p text:style-name="P19">Actor choose to leave the form</text:p>
          </table:table-cell>
          <table:table-cell table:style-name="Tableau3.A2" office:value-type="string">
            <text:p text:style-name="P20"><text:bookmark text:name="r-2157478"/><text:bookmark text:name="r-2157482"/></text:p>
          </table:table-cell>
        </table:table-row>
      </table:table>
      <text:p text:style-name="P2"/>
      <text:p text:style-name="Text_20_body"><text:span text:style-name="Strong_20_Emphasis"/></text:p>
      <text:p text:style-name="P29"><text:bookmark text:name="r-2157569"/><text:span text:style-name="Strong_20_Emphasis"><text:span text:style-name="T2">Exception E1 : </text:span></text:span><text:span text:style-name="Strong_20_Emphasis"><text:span text:style-name="T4">One or severals</text:span></text:span><text:span text:style-name="Strong_20_Emphasis"><text:span text:style-name="T3"> </text:span></text:span><text:span text:style-name="Strong_20_Emphasis"><text:span text:style-name="T4">fields h</text:span></text:span><text:span text:style-name="Strong_20_Emphasis"><text:span text:style-name="T3">as </text:span></text:span><text:span text:style-name="Strong_20_Emphasis"><text:span text:style-name="T4">not b</text:span></text:span><text:span text:style-name="Strong_20_Emphasis"><text:span text:style-name="T3">een </text:span></text:span><text:span text:style-name="Strong_20_Emphasis"><text:span text:style-name="T4">filled</text:span></text:span></text:p>
      <text:p text:style-name="P1"><text:bookmark text:name="r-2157771"/><text:bookmark text:name="r-2157770"/><text:bookmark text:name="r-2157757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"><text:bookmark text:name="r-2157752"/><text:bookmark text:name="r-2157751"/><text:span text:style-name="Strong_20_Emphasis"><text:span text:style-name="T1">Étape du </text:span></text:span><text:soft-page-break/><text:span text:style-name="Strong_20_Emphasis"><text:span text:style-name="T1">scénario</text:span></text:span><text:bookmark text:name="r-2157754"/></text:p>
          </table:table-cell>
          <table:table-cell table:style-name="Tableau6.A1" office:value-type="string">
            <text:p text:style-name="P3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3"><text:bookmark text:name="r-2157755"/><text:span text:style-name="Strong_20_Emphasis"><text:span text:style-name="T1">Système</text:span></text:span><text:bookmark text:name="r-2157763"/><text:bookmark text:name="r-2157759"/><text:soft-page-break/></text:p>
          </table:table-cell>
        </table:table-row>
        <table:table-row>
          <table:table-cell table:style-name="Tableau6.A2" office:value-type="string">
            <text:p text:style-name="P4"><text:span text:style-name="T16">4.</text:span>1<text:bookmark text:name="r-2157760"/></text:p>
          </table:table-cell>
          <table:table-cell table:style-name="Tableau6.A2" office:value-type="string">
            <text:p text:style-name="P4"><text:bookmark text:name="r-2157762"/></text:p>
          </table:table-cell>
          <table:table-cell table:style-name="Tableau6.A2" office:value-type="string">
            <text:p text:style-name="P14">Throw the message « <text:span text:style-name="T16">champs obligatoire </text:span>»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<text:bookmark text:name="r-2157620"/><text:span text:style-name="Strong_20_Emphasis"><text:span text:style-name="T7">End</text:span></text:span></text:p>
          </table:table-cell>
          <table:table-cell table:style-name="Tableau4.A1" office:value-type="string">
            <text:p text:style-name="P13">At point <text:span text:style-name="T16">4</text:span> (<text:span text:style-name="T14">post</text:span> <text:span text:style-name="T16">registred</text:span>)</text:p>
            <text:p text:style-name="P15"><text:span text:style-name="T19">E</text:span>xception : <text:span text:style-name="T13">At point 4 (message di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8">Post registred in database.</text:p>
          </table:table-cell>
        </table:table-row>
      </table:table>
      <text:h text:style-name="P34" text:outline-level="2">Complements</text:h>
      <text:p text:style-name="P2"><text:bookmark text:name="r-2157648"/><text:bookmark text:name="r-2157635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1">Ergonomics</text:p>
          </table:table-cell>
          <table:table-cell table:style-name="Tableau5.A1" office:value-type="string">
            <text:p text:style-name="P22">Confirmation via a UI window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5:56:46.899000000</dc:date>
    <meta:editing-duration>PT1H56M22S</meta:editing-duration>
    <meta:editing-cycles>26</meta:editing-cycles>
    <meta:generator>LibreOffice/5.1.5.2$Windows_x86 LibreOffice_project/7a864d8825610a8c07cfc3bc01dd4fce6a9447e5</meta:generator>
    <meta:document-statistic meta:table-count="6" meta:image-count="0" meta:object-count="0" meta:page-count="2" meta:paragraph-count="49" meta:word-count="163" meta:character-count="935" meta:non-whitespace-character-count="817"/>
  </office:meta>
</office:document-meta>
</file>